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aecf00" draw:opacity-name="Transparency_20_1" draw:textarea-horizontal-align="justify" draw:textarea-vertical-align="middle" draw:auto-grow-height="false" draw:shadow-offset-x="0.203cm" draw:shadow-offset-y="0.203cm"/>
    </style:style>
    <style:style style:name="gr2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7.493cm" svg:x="3.6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808cm" svg:y1="11.372cm" svg:x2="19.477cm" svg:y2="11.499cm">
          <text:p/>
        </draw:line>
        <draw:custom-shape draw:style-name="gr3" draw:text-style-name="P1" draw:layer="layout" svg:width="1.397cm" svg:height="1.175cm" svg:x="4.84cm" svg:y="10.7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78cm" svg:height="6.678cm" svg:x="2.194cm" svg:y="8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175cm" svg:x="7.841cm" svg:y="10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78cm" svg:height="6.678cm" svg:x="5.19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175cm" svg:x="10.842cm" svg:y="10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78cm" svg:height="6.678cm" svg:x="8.196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175cm" svg:x="13.843cm" svg:y="10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78cm" svg:height="6.678cm" svg:x="11.197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254cm" svg:y1="11.445cm" svg:x2="1.254cm" svg:y2="7.635cm">
          <text:p/>
        </draw:line>
        <draw:line draw:style-name="gr5" draw:text-style-name="P1" draw:layer="layout" svg:x1="18.754cm" svg:y1="11.446cm" svg:x2="18.754cm" svg:y2="7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0%" draw:end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5:03:48.177140230</dc:date>
    <meta:editing-duration>PT6M6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